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r" fo:country="FR" style:text-underline-style="solid" style:text-underline-width="auto" style:text-underline-color="font-color" officeooo:rsid="00074688" officeooo:paragraph-rsid="0007468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5pt" fo:language="fr" fo:country="FR" style:text-underline-style="solid" style:text-underline-width="auto" style:text-underline-color="font-color" officeooo:rsid="00074688" officeooo:paragraph-rsid="00074688" style:font-size-asian="13.1000003814697pt" style:font-size-complex="15pt"/>
    </style:style>
    <style:style style:name="P3" style:family="paragraph" style:parent-style-name="Standard">
      <style:text-properties fo:font-size="13pt" fo:language="fr" fo:country="FR" style:text-underline-style="none" officeooo:rsid="00074688" officeooo:paragraph-rsid="00074688" style:font-size-asian="11.3500003814697pt" style:font-size-complex="13pt"/>
    </style:style>
    <style:style style:name="P4" style:family="paragraph" style:parent-style-name="Standard">
      <style:text-properties fo:font-size="13pt" fo:language="fr" fo:country="FR" style:text-underline-style="none" officeooo:rsid="00074688" officeooo:paragraph-rsid="00074688" style:font-size-asian="13pt" style:font-size-complex="13pt"/>
    </style:style>
    <style:style style:name="P5" style:family="paragraph" style:parent-style-name="Standard">
      <style:text-properties fo:font-size="13pt" fo:language="fr" fo:country="FR" style:text-underline-style="none" officeooo:rsid="000764f9" officeooo:paragraph-rsid="000764f9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stion des tâches</text:p>
      <text:p text:style-name="P1"/>
      <text:p text:style-name="P1">Semaine 1 :</text:p>
      <text:p text:style-name="P3"/>
      <text:p text:style-name="P3">- Mise en place du plan de jeu (les 2)</text:p>
      <text:p text:style-name="P3">- Fonction main (Benjamin)</text:p>
      <text:p text:style-name="P3">- Fonction des menus (Alexandre)</text:p>
      <text:p text:style-name="P3"/>
      <text:p text:style-name="P3"/>
      <text:p text:style-name="P1">Semaine 2 : </text:p>
      <text:p text:style-name="P1"/>
      <text:p text:style-name="P4">- Histoire du jeu (Benjamin)</text:p>
      <text:p text:style-name="P4">- Personnage (Benjamin)</text:p>
      <text:p text:style-name="P4">- Objet (Alexandre)</text:p>
      <text:p text:style-name="P4">- Attaques (les 2)</text:p>
      <text:p text:style-name="P4">- Interface graphique (Benjamin) (sans réussite)</text:p>
      <text:p text:style-name="P1"/>
      <text:p text:style-name="P1"/>
      <text:p text:style-name="P1">Semaine 3 :</text:p>
      <text:p text:style-name="P1"/>
      <text:p text:style-name="P4">- Fonction de jeu (Alexandre)</text:p>
      <text:p text:style-name="P4">- Images et sons (Alexandre)</text:p>
      <text:p text:style-name="P5">- Suite du jeu après un combat (victoire et défaite) (Benjamin)</text:p>
      <text:p text:style-name="P5">- Correction des bugs (Benjamin)</text:p>
      <text:p text:style-name="P5">- Vérification complète du jeu (les 2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1:30:47.069154092</meta:creation-date>
    <dc:date>2023-10-06T11:47:00.297156463</dc:date>
    <meta:editing-duration>PT5M43S</meta:editing-duration>
    <meta:editing-cycles>1</meta:editing-cycles>
    <meta:document-statistic meta:table-count="0" meta:image-count="0" meta:object-count="0" meta:page-count="1" meta:paragraph-count="17" meta:word-count="85" meta:character-count="474" meta:non-whitespace-character-count="405"/>
    <meta:generator>LibreOffice/7.3.7.2$Linux_X86_64 LibreOffice_project/30$Build-2</meta:generator>
  </office:meta>
</office:document-meta>
</file>